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PingFang SC', 'Hiragino Sans GB', 'Microsoft YaHei', 'Helvetica Neue', Helvetica, Arial, sans-serif, 'Apple Color Emoji', 'Segoe UI Emoji', 'Segoe UI Symbol'"/>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182d35" officeooo:paragraph-rsid="00182d35" style:font-size-asian="18pt" style:font-weight-asian="bold" style:font-size-complex="18pt" style:font-weight-complex="bold"/>
    </style:style>
    <style:style style:name="P2" style:family="paragraph" style:parent-style-name="Standard">
      <style:text-properties fo:font-size="18pt" fo:font-weight="bold" officeooo:rsid="00182d35" officeooo:paragraph-rsid="00182d35" style:font-size-asian="18pt" style:font-weight-asian="bold" style:font-size-complex="18pt" style:font-weight-complex="bold"/>
    </style:style>
    <style:style style:name="P3" style:family="paragraph" style:parent-style-name="Standard">
      <style:text-properties fo:font-size="18pt" fo:font-weight="bold" officeooo:rsid="001b9d7e" officeooo:paragraph-rsid="001b9d7e" style:font-size-asian="18pt" style:font-weight-asian="bold" style:font-size-complex="18pt" style:font-weight-complex="bold"/>
    </style:style>
    <style:style style:name="P4" style:family="paragraph" style:parent-style-name="Standard">
      <style:text-properties fo:font-size="18pt" fo:font-weight="bold" officeooo:rsid="001b9d7e" officeooo:paragraph-rsid="001f2f42" style:font-size-asian="18pt" style:font-weight-asian="bold" style:font-size-complex="18pt" style:font-weight-complex="bold"/>
    </style:style>
    <style:style style:name="P5" style:family="paragraph" style:parent-style-name="Standard">
      <style:text-properties fo:font-size="18pt" fo:font-weight="bold" officeooo:rsid="001b9d7e" officeooo:paragraph-rsid="00200b93" style:font-size-asian="18pt" style:font-weight-asian="bold" style:font-size-complex="18pt" style:font-weight-complex="bold"/>
    </style:style>
    <style:style style:name="P6" style:family="paragraph" style:parent-style-name="Standard">
      <style:text-properties fo:font-size="15pt" fo:font-weight="bold" officeooo:rsid="001b9d7e" officeooo:paragraph-rsid="001f2f42" style:font-size-asian="15pt" style:font-weight-asian="bold" style:font-size-complex="15pt" style:font-weight-complex="bold"/>
    </style:style>
    <style:style style:name="P7" style:family="paragraph" style:parent-style-name="Standard">
      <style:text-properties fo:font-size="15pt" fo:font-weight="bold" officeooo:rsid="001b9d7e" officeooo:paragraph-rsid="00200b93" style:font-size-asian="15pt" style:font-weight-asian="bold" style:font-size-complex="15pt" style:font-weight-complex="bold"/>
    </style:style>
    <style:style style:name="P8" style:family="paragraph" style:parent-style-name="Standard">
      <style:text-properties fo:font-size="15pt" fo:font-weight="bold" officeooo:rsid="001b9d7e" officeooo:paragraph-rsid="0020350e" style:font-size-asian="15pt" style:font-weight-asian="bold" style:font-size-complex="15pt" style:font-weight-complex="bold"/>
    </style:style>
    <style:style style:name="P9" style:family="paragraph" style:parent-style-name="Standard">
      <style:text-properties fo:font-size="15pt" fo:font-weight="bold" officeooo:rsid="001b9d7e" officeooo:paragraph-rsid="0020fa70" style:font-size-asian="15pt" style:font-weight-asian="bold" style:font-size-complex="15pt" style:font-weight-complex="bold"/>
    </style:style>
    <style:style style:name="P10" style:family="paragraph" style:parent-style-name="Standard">
      <style:text-properties fo:font-size="15pt" fo:font-weight="bold" officeooo:rsid="0018341c" officeooo:paragraph-rsid="001d4fe7" style:font-size-asian="15pt" style:font-weight-asian="bold" style:font-size-complex="15pt" style:font-weight-complex="bold"/>
    </style:style>
    <style:style style:name="P11" style:family="paragraph" style:parent-style-name="Standard">
      <style:text-properties fo:font-size="15pt" fo:font-weight="bold" officeooo:rsid="0018341c" officeooo:paragraph-rsid="001f2f42" style:font-size-asian="15pt" style:font-weight-asian="bold" style:font-size-complex="15pt" style:font-weight-complex="bold"/>
    </style:style>
    <style:style style:name="P12" style:family="paragraph" style:parent-style-name="Standard">
      <style:text-properties fo:font-size="15pt" fo:font-weight="bold" officeooo:rsid="0018341c" officeooo:paragraph-rsid="00200b93" style:font-size-asian="15pt" style:font-weight-asian="bold" style:font-size-complex="15pt" style:font-weight-complex="bold"/>
    </style:style>
    <style:style style:name="P13" style:family="paragraph" style:parent-style-name="Standard">
      <style:text-properties fo:font-size="15pt" fo:font-weight="bold" officeooo:rsid="00165e30" officeooo:paragraph-rsid="001d4fe7" style:font-size-asian="15pt" style:font-weight-asian="bold" style:font-size-complex="15pt" style:font-weight-complex="bold"/>
    </style:style>
    <style:style style:name="P14" style:family="paragraph" style:parent-style-name="Standard">
      <style:text-properties fo:font-size="15pt" fo:font-weight="bold" officeooo:rsid="00165e30" officeooo:paragraph-rsid="001f2f42" style:font-size-asian="15pt" style:font-weight-asian="bold" style:font-size-complex="15pt" style:font-weight-complex="bold"/>
    </style:style>
    <style:style style:name="P15" style:family="paragraph" style:parent-style-name="Standard">
      <style:text-properties fo:font-size="15pt" fo:font-weight="bold" officeooo:rsid="00165e30" officeooo:paragraph-rsid="00200b93" style:font-size-asian="15pt" style:font-weight-asian="bold" style:font-size-complex="15pt" style:font-weight-complex="bold"/>
    </style:style>
    <style:style style:name="P16" style:family="paragraph" style:parent-style-name="Standard">
      <style:text-properties fo:font-size="15pt" fo:font-weight="bold" officeooo:rsid="00165e30" officeooo:paragraph-rsid="0020350e" style:font-size-asian="15pt" style:font-weight-asian="bold" style:font-size-complex="15pt" style:font-weight-complex="bold"/>
    </style:style>
    <style:style style:name="P17" style:family="paragraph" style:parent-style-name="Standard">
      <style:text-properties fo:font-size="15pt" fo:font-weight="bold" officeooo:rsid="00165e30" officeooo:paragraph-rsid="0020fa70" style:font-size-asian="15pt" style:font-weight-asian="bold" style:font-size-complex="15pt" style:font-weight-complex="bold"/>
    </style:style>
    <style:style style:name="P18" style:family="paragraph" style:parent-style-name="Standard">
      <style:text-properties fo:font-size="15pt" fo:font-weight="bold" officeooo:rsid="001d4fe7" officeooo:paragraph-rsid="001d4fe7" style:font-size-asian="15pt" style:font-weight-asian="bold" style:font-size-complex="15pt" style:font-weight-complex="bold"/>
    </style:style>
    <style:style style:name="P19" style:family="paragraph" style:parent-style-name="Standard">
      <style:text-properties fo:font-size="15pt" fo:font-weight="bold" officeooo:rsid="001d78f2" officeooo:paragraph-rsid="001d78f2" style:font-size-asian="15pt" style:font-weight-asian="bold" style:font-size-complex="15pt" style:font-weight-complex="bold"/>
    </style:style>
    <style:style style:name="P20" style:family="paragraph" style:parent-style-name="Standard">
      <style:text-properties fo:font-size="15pt" fo:font-weight="bold" officeooo:rsid="001d78f2" officeooo:paragraph-rsid="001f2f42" style:font-size-asian="15pt" style:font-weight-asian="bold" style:font-size-complex="15pt" style:font-weight-complex="bold"/>
    </style:style>
    <style:style style:name="P21" style:family="paragraph" style:parent-style-name="Standard">
      <style:text-properties fo:font-size="15pt" fo:font-weight="bold" officeooo:rsid="001d78f2" officeooo:paragraph-rsid="00200b93" style:font-size-asian="15pt" style:font-weight-asian="bold" style:font-size-complex="15pt" style:font-weight-complex="bold"/>
    </style:style>
    <style:style style:name="P22" style:family="paragraph" style:parent-style-name="Standard">
      <style:text-properties fo:font-size="15pt" fo:font-weight="bold" officeooo:rsid="001d78f2" officeooo:paragraph-rsid="0020350e" style:font-size-asian="15pt" style:font-weight-asian="bold" style:font-size-complex="15pt" style:font-weight-complex="bold"/>
    </style:style>
    <style:style style:name="P23" style:family="paragraph" style:parent-style-name="Standard">
      <style:text-properties fo:font-size="15pt" fo:font-weight="bold" officeooo:rsid="001d78f2" officeooo:paragraph-rsid="0020fa70" style:font-size-asian="15pt" style:font-weight-asian="bold" style:font-size-complex="15pt" style:font-weight-complex="bold"/>
    </style:style>
    <style:style style:name="P24" style:family="paragraph" style:parent-style-name="Standard">
      <style:text-properties fo:font-size="15pt" fo:font-weight="bold" officeooo:rsid="001f2f42" officeooo:paragraph-rsid="001f2f42" style:font-size-asian="15pt" style:font-weight-asian="bold" style:font-size-complex="15pt" style:font-weight-complex="bold"/>
    </style:style>
    <style:style style:name="P25" style:family="paragraph" style:parent-style-name="Standard">
      <style:text-properties fo:font-size="15pt" fo:font-weight="bold" officeooo:rsid="00200b93" officeooo:paragraph-rsid="00200b93" style:font-size-asian="15pt" style:font-weight-asian="bold" style:font-size-complex="15pt" style:font-weight-complex="bold"/>
    </style:style>
    <style:style style:name="P26" style:family="paragraph" style:parent-style-name="Standard">
      <style:text-properties fo:font-size="15pt" fo:font-weight="bold" officeooo:rsid="00200b93" officeooo:paragraph-rsid="0020350e" style:font-size-asian="15pt" style:font-weight-asian="bold" style:font-size-complex="15pt" style:font-weight-complex="bold"/>
    </style:style>
    <style:style style:name="P27" style:family="paragraph" style:parent-style-name="Standard">
      <style:text-properties fo:font-size="15pt" fo:font-weight="bold" officeooo:rsid="00200b93" officeooo:paragraph-rsid="0020fa70" style:font-size-asian="15pt" style:font-weight-asian="bold" style:font-size-complex="15pt" style:font-weight-complex="bold"/>
    </style:style>
    <style:style style:name="P28" style:family="paragraph" style:parent-style-name="Standard">
      <style:text-properties fo:font-size="15pt" fo:font-weight="bold" officeooo:rsid="0020350e" officeooo:paragraph-rsid="0020350e" style:font-size-asian="15pt" style:font-weight-asian="bold" style:font-size-complex="15pt" style:font-weight-complex="bold"/>
    </style:style>
    <style:style style:name="P29" style:family="paragraph" style:parent-style-name="Standard">
      <style:text-properties fo:font-size="15pt" fo:font-weight="bold" officeooo:rsid="0020fa70" officeooo:paragraph-rsid="0020fa70" style:font-size-asian="15pt" style:font-weight-asian="bold" style:font-size-complex="15pt" style:font-weight-complex="bold"/>
    </style:style>
    <style:style style:name="P30" style:family="paragraph" style:parent-style-name="Standard">
      <style:text-properties fo:color="#000000" fo:font-size="15pt" fo:font-weight="bold" officeooo:rsid="00165e30" officeooo:paragraph-rsid="0020350e" style:font-size-asian="15pt" style:font-weight-asian="bold" style:font-size-complex="15pt" style:font-weight-complex="bold"/>
    </style:style>
    <style:style style:name="P31" style:family="paragraph" style:parent-style-name="Standard">
      <style:text-properties fo:color="#000000" fo:font-size="15pt" fo:font-weight="bold" officeooo:rsid="00165e30" officeooo:paragraph-rsid="0020fa70" style:font-size-asian="15pt" style:font-weight-asian="bold" style:font-size-complex="15pt" style:font-weight-complex="bold"/>
    </style:style>
    <style:style style:name="P32" style:family="paragraph" style:parent-style-name="Standard">
      <style:text-properties fo:color="#000000" fo:font-size="15pt" fo:font-weight="bold" officeooo:rsid="0020fa70" officeooo:paragraph-rsid="0020fa70" style:font-size-asian="15pt" style:font-weight-asian="bold" style:font-size-complex="15pt" style:font-weight-complex="bold"/>
    </style:style>
    <style:style style:name="P33" style:family="paragraph" style:parent-style-name="Standard">
      <style:text-properties fo:color="#ff0000" fo:font-size="15pt" fo:font-weight="bold" officeooo:rsid="0018341c" officeooo:paragraph-rsid="001d4fe7" style:font-size-asian="15pt" style:font-weight-asian="bold" style:font-size-complex="15pt" style:font-weight-complex="bold"/>
    </style:style>
    <style:style style:name="P34" style:family="paragraph" style:parent-style-name="Standard">
      <style:text-properties fo:color="#ff0000" fo:font-size="15pt" fo:font-weight="bold" officeooo:rsid="0018341c" officeooo:paragraph-rsid="001f2f42" style:font-size-asian="15pt" style:font-weight-asian="bold" style:font-size-complex="15pt" style:font-weight-complex="bold"/>
    </style:style>
    <style:style style:name="P35" style:family="paragraph" style:parent-style-name="Standard">
      <style:text-properties fo:color="#ff0000" fo:font-size="15pt" fo:font-weight="bold" officeooo:rsid="0018341c" officeooo:paragraph-rsid="00200b93" style:font-size-asian="15pt" style:font-weight-asian="bold" style:font-size-complex="15pt" style:font-weight-complex="bold"/>
    </style:style>
    <style:style style:name="P36" style:family="paragraph" style:parent-style-name="Standard">
      <style:text-properties fo:color="#ff0000" fo:font-size="15pt" fo:font-weight="bold" officeooo:rsid="0020fa70" officeooo:paragraph-rsid="0020fa70" style:font-size-asian="15pt" style:font-weight-asian="bold" style:font-size-complex="15pt" style:font-weight-complex="bold"/>
    </style:style>
    <style:style style:name="T1" style:family="text">
      <style:text-properties officeooo:rsid="001a2b43"/>
    </style:style>
    <style:style style:name="T2" style:family="text">
      <style:text-properties fo:font-variant="normal" fo:text-transform="none" fo:color="#000000" style:font-name="Liberation Sans" fo:letter-spacing="normal" fo:font-style="normal" fo:font-weight="normal" style:font-weight-asian="normal" style:font-weight-complex="normal"/>
    </style:style>
    <style:style style:name="T3" style:family="text">
      <style:text-properties officeooo:rsid="0018341c"/>
    </style:style>
    <style:style style:name="T4" style:family="text">
      <style:text-properties officeooo:rsid="001d4fe7"/>
    </style:style>
    <style:style style:name="T5" style:family="text">
      <style:text-properties officeooo:rsid="001d78f2"/>
    </style:style>
    <style:style style:name="T6" style:family="text">
      <style:text-properties officeooo:rsid="001f2f42"/>
    </style:style>
    <style:style style:name="T7" style:family="text">
      <style:text-properties officeooo:rsid="00200b93"/>
    </style:style>
    <style:style style:name="T8" style:family="text">
      <style:text-properties officeooo:rsid="0020350e"/>
    </style:style>
    <style:style style:name="T9" style:family="text">
      <style:text-properties officeooo:rsid="0020fa70"/>
    </style:style>
    <style:style style:name="T10" style:family="text">
      <style:text-properties officeooo:rsid="00210c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Week 8 Problems <text:span text:style-name="T1">(6 Problems)</text:span></text:p>
      <text:p text:style-name="P1"/>
      <text:p text:style-name="P6">Problem 1: <text:span text:style-name="T6">Round Tabl</text:span><text:span text:style-name="T8">e</text:span><text:span text:style-name="T6"> Conference </text:span></text:p>
      <text:p text:style-name="P6"/>
      <text:p text:style-name="P6"><text:span text:style-name="T5">In a round table conference the comissioner decided to meet with ‘n’ junior fellows. All the fellows along with commisioner will sit around a table. In how many ways they can sit around the table.</text:span></text:p>
      <text:p text:style-name="P3"><text:span text:style-name="T2"/></text:p>
      <text:p text:style-name="P13">Input format:</text:p>
      <text:p text:style-name="P13">Enter <text:span text:style-name="T4">the value of ‘</text:span><text:span text:style-name="T5">n</text:span><text:span text:style-name="T4">’</text:span></text:p>
      <text:p text:style-name="P13"/>
      <text:p text:style-name="P13">Constraint </text:p>
      <text:p text:style-name="P19">5 &lt;= n &lt;=10</text:p>
      <text:p text:style-name="P13"/>
      <text:p text:style-name="P13">Output format</text:p>
      <text:p text:style-name="P13">Print the <text:span text:style-name="T5">output.</text:span></text:p>
      <text:p text:style-name="P13"/>
      <text:p text:style-name="P13">Sample Input</text:p>
      <text:p text:style-name="P19">6</text:p>
      <text:p text:style-name="P13"/>
      <text:p text:style-name="P13">Sample output</text:p>
      <text:p text:style-name="P18">3<text:span text:style-name="T5">60</text:span></text:p>
      <text:p text:style-name="P13"/>
      <text:p text:style-name="P13">Test Cases: (<text:span text:style-name="T5">6</text:span> : <text:span text:style-name="T5">360</text:span>), (<text:span text:style-name="T5">8</text:span><text:span text:style-name="T4"> </text:span>: <text:span text:style-name="T5">20160</text:span><text:span text:style-name="T3">), </text:span><text:span text:style-name="T5">(5 : 60)</text:span></text:p>
      <text:p text:style-name="P10"/>
      <text:p text:style-name="P10">Solution: </text:p>
      <text:p text:style-name="P10"/>
      <text:p text:style-name="P33">#include &lt;iostream&gt;</text:p>
      <text:p text:style-name="P33">#include&lt;algorithm&gt;</text:p>
      <text:p text:style-name="P33"/>
      <text:p text:style-name="P33">using namespace std;</text:p>
      <text:p text:style-name="P33">int main() <text:s/>{</text:p>
      <text:p text:style-name="P33"><text:s text:c="4"/>int n,sum=1,i;</text:p>
      <text:p text:style-name="P33"><text:s text:c="4"/>cin&gt;&gt;n;</text:p>
      <text:p text:style-name="P33"><text:s text:c="4"/>for(i=1;i&lt;=n;i++){</text:p>
      <text:p text:style-name="P33"><text:s text:c="8"/>sum=sum*i; <text:s text:c="2"/>}</text:p>
      <text:p text:style-name="P33"><text:s text:c="4"/>sum=sum/2;</text:p>
      <text:p text:style-name="P33"><text:s text:c="4"/>cout&lt;&lt;sum;</text:p>
      <text:p text:style-name="P33"><text:s text:c="4"/>return 0; }</text:p>
      <text:p text:style-name="P10"/>
      <text:p text:style-name="P10"><text:soft-page-break/></text:p>
      <text:p text:style-name="P6">Problem <text:span text:style-name="T6">2 </text:span>: <text:span text:style-name="T6">One - One function</text:span></text:p>
      <text:p text:style-name="P6"/>
      <text:p text:style-name="P24">Given two different sets ‘A’ &amp; ‘B’ of Integers with ‘n’ &amp; ‘m’ elements respectively. Find the number of one-one functions possible.</text:p>
      <text:p text:style-name="P4"><text:span text:style-name="T2"/></text:p>
      <text:p text:style-name="P14">Input format:</text:p>
      <text:p text:style-name="P14">Enter <text:span text:style-name="T4">the value of ‘</text:span><text:span text:style-name="T5">n</text:span><text:span text:style-name="T4">’ </text:span><text:span text:style-name="T6">&amp; ‘m’ separated by space.</text:span></text:p>
      <text:p text:style-name="P14"/>
      <text:p text:style-name="P14">Constraint </text:p>
      <text:p text:style-name="P20"><text:span text:style-name="T6">1</text:span> &lt;= n,<text:span text:style-name="T6">m</text:span> &lt;=10</text:p>
      <text:p text:style-name="P14"/>
      <text:p text:style-name="P14">Output format</text:p>
      <text:p text:style-name="P14">Print the <text:span text:style-name="T5">output.</text:span></text:p>
      <text:p text:style-name="P14"/>
      <text:p text:style-name="P14">Sample Input</text:p>
      <text:p text:style-name="P24">5 4</text:p>
      <text:p text:style-name="P14"/>
      <text:p text:style-name="P14">Sample output</text:p>
      <text:p text:style-name="P24">120</text:p>
      <text:p text:style-name="P14"/>
      <text:p text:style-name="P14">Test Cases: (<text:span text:style-name="T6">5 3</text:span>: <text:span text:style-name="T6">60</text:span>), (<text:span text:style-name="T5">8</text:span><text:span text:style-name="T4"> </text:span><text:span text:style-name="T6">3</text:span>: <text:span text:style-name="T6">336</text:span><text:span text:style-name="T3">), </text:span></text:p>
      <text:p text:style-name="P11"/>
      <text:p text:style-name="P11">Solution: </text:p>
      <text:p text:style-name="P34"/>
      <text:p text:style-name="P34">#include &lt;iostream&gt;</text:p>
      <text:p text:style-name="P34">#include&lt;algorithm&gt;</text:p>
      <text:p text:style-name="P34"/>
      <text:p text:style-name="P34">using namespace std;</text:p>
      <text:p text:style-name="P34">int factorial (int k){</text:p>
      <text:p text:style-name="P34"><text:s text:c="4"/>int sum=1,i;</text:p>
      <text:p text:style-name="P34"><text:s text:c="4"/>for(i=1;i&lt;=k;i++){</text:p>
      <text:p text:style-name="P34"><text:s text:c="8"/>sum=sum*i; <text:s text:c="2"/>}</text:p>
      <text:p text:style-name="P34"><text:s text:c="2"/>return sum; <text:s text:c="2"/>}</text:p>
      <text:p text:style-name="P34"/>
      <text:p text:style-name="P34">int main(<text:span text:style-name="T7">) </text:span>{</text:p>
      <text:p text:style-name="P34"><text:s text:c="4"/>int n,m,fact1,fact2;</text:p>
      <text:p text:style-name="P34"><text:s text:c="4"/>cin&gt;&gt;n&gt;&gt;m;</text:p>
      <text:p text:style-name="P34"><text:s text:c="4"/>fact1=factorial(n);</text:p>
      <text:p text:style-name="P34"><text:s text:c="4"/>fact2=factorial(n-m);</text:p>
      <text:p text:style-name="P34"><text:s text:c="4"/>fact1=fact1/fact2;</text:p>
      <text:p text:style-name="P34"><text:s text:c="4"/>cout&lt;&lt;fact1; <text:s/>return 0;}</text:p>
      <text:p text:style-name="P34"><text:soft-page-break/></text:p>
      <text:p text:style-name="P7">Problem <text:span text:style-name="T7">3: Series Verification Event </text:span><text:span text:style-name="T8">1</text:span></text:p>
      <text:p text:style-name="P7"/>
      <text:p text:style-name="P25">1,2,4,8,16...... <text:s/>for(n=2)</text:p>
      <text:p text:style-name="P25">1,3,9,27,81,..... for(n=3)</text:p>
      <text:p text:style-name="P25">1,4,16,64,256,.... for (n=<text:span text:style-name="T8">4</text:span>)</text:p>
      <text:p text:style-name="P25"/>
      <text:p text:style-name="P25">Print the eighth term of the series.</text:p>
      <text:p text:style-name="P5"><text:span text:style-name="T2"/></text:p>
      <text:p text:style-name="P15">Input format:</text:p>
      <text:p text:style-name="P15">Enter <text:span text:style-name="T4">the value of ‘</text:span><text:span text:style-name="T5">n</text:span><text:span text:style-name="T4">’.</text:span></text:p>
      <text:p text:style-name="P15"/>
      <text:p text:style-name="P15">Constraint </text:p>
      <text:p text:style-name="P21"><text:span text:style-name="T6">1</text:span> &lt;= n &lt;= <text:span text:style-name="T7">8</text:span></text:p>
      <text:p text:style-name="P15"/>
      <text:p text:style-name="P15">Output format</text:p>
      <text:p text:style-name="P15">Print the <text:span text:style-name="T7">eighth term.</text:span></text:p>
      <text:p text:style-name="P15"/>
      <text:p text:style-name="P15">Sample Input</text:p>
      <text:p text:style-name="P25">2</text:p>
      <text:p text:style-name="P15"/>
      <text:p text:style-name="P15">Sample output</text:p>
      <text:p text:style-name="P25">128</text:p>
      <text:p text:style-name="P15"/>
      <text:p text:style-name="P15">Test Cases: (<text:span text:style-name="T7">2</text:span>: <text:span text:style-name="T7">128</text:span>), (<text:span text:style-name="T6">3</text:span>: <text:span text:style-name="T7">2187</text:span><text:span text:style-name="T3">), </text:span><text:span text:style-name="T7">(4 : </text:span><text:span text:style-name="T8">16384</text:span><text:span text:style-name="T7">)</text:span></text:p>
      <text:p text:style-name="P12"/>
      <text:p text:style-name="P35">Solution: </text:p>
      <text:p text:style-name="P35"/>
      <text:p text:style-name="P35">#include &lt;iostream&gt;</text:p>
      <text:p text:style-name="P35">#include&lt;cmath&gt;</text:p>
      <text:p text:style-name="P35"/>
      <text:p text:style-name="P35">using namespace std;</text:p>
      <text:p text:style-name="P35"/>
      <text:p text:style-name="P35">int main() <text:s/>{</text:p>
      <text:p text:style-name="P35"><text:s text:c="4"/>int n;</text:p>
      <text:p text:style-name="P35"><text:s text:c="4"/>cin&gt;&gt;n;</text:p>
      <text:p text:style-name="P35"><text:s text:c="4"/>n=pow(n,7);</text:p>
      <text:p text:style-name="P35"><text:s text:c="4"/>cout&lt;&lt;n;</text:p>
      <text:p text:style-name="P35"><text:s text:c="4"/>return 0; <text:s/>}</text:p>
      <text:p text:style-name="P35"/>
      <text:p text:style-name="P35"/>
      <text:p text:style-name="P35"/>
      <text:p text:style-name="P35"><text:soft-page-break/></text:p>
      <text:p text:style-name="P8">Problem <text:span text:style-name="T8">4</text:span><text:span text:style-name="T7">: </text:span><text:span text:style-name="T8">Maths Event - I</text:span></text:p>
      <text:p text:style-name="P26"/>
      <text:p text:style-name="P28">Given two martix of size (M X N) &amp; (N X P). Find out the number of addition operation require to multiply two matrices.</text:p>
      <text:p text:style-name="P16"/>
      <text:p text:style-name="P16">Input format:</text:p>
      <text:p text:style-name="P16">Enter <text:span text:style-name="T4">the value of </text:span><text:span text:style-name="T8">M,N &amp; P.</text:span></text:p>
      <text:p text:style-name="P16"/>
      <text:p text:style-name="P16">Constraint </text:p>
      <text:p text:style-name="P22"><text:span text:style-name="T6">1</text:span> &lt;= <text:span text:style-name="T8">M,N,P</text:span> &lt;= <text:span text:style-name="T8">10</text:span></text:p>
      <text:p text:style-name="P16"/>
      <text:p text:style-name="P16">Output format</text:p>
      <text:p text:style-name="P16">Print the <text:span text:style-name="T8">desired output</text:span></text:p>
      <text:p text:style-name="P16"/>
      <text:p text:style-name="P16">Sample Input</text:p>
      <text:p text:style-name="P29">3 2 3</text:p>
      <text:p text:style-name="P16"/>
      <text:p text:style-name="P16">Sample output</text:p>
      <text:p text:style-name="P29">18</text:p>
      <text:p text:style-name="P16"/>
      <text:p text:style-name="P30">Test Cases: (<text:span text:style-name="T9">2 2 3</text:span>: <text:span text:style-name="T7">12</text:span>), (<text:span text:style-name="T9">2 2 2 : 8</text:span><text:span text:style-name="T3">)</text:span></text:p>
      <text:p text:style-name="P30"/>
      <text:p text:style-name="P32">Solution:</text:p>
      <text:p text:style-name="P32"/>
      <text:p text:style-name="P36">#include &lt;iostream&gt;</text:p>
      <text:p text:style-name="P36">#include&lt;cmath&gt;</text:p>
      <text:p text:style-name="P36"/>
      <text:p text:style-name="P36">using namespace std;</text:p>
      <text:p text:style-name="P36"/>
      <text:p text:style-name="P36">int main()</text:p>
      <text:p text:style-name="P36">{</text:p>
      <text:p text:style-name="P36"><text:s text:c="4"/>int M,N,P;</text:p>
      <text:p text:style-name="P36"><text:s text:c="4"/>cin&gt;&gt;M&gt;&gt;N&gt;&gt;P;</text:p>
      <text:p text:style-name="P36"><text:s text:c="4"/>cout&lt;&lt;M*N*P;</text:p>
      <text:p text:style-name="P36">}</text:p>
      <text:p text:style-name="P36"/>
      <text:p text:style-name="P36"/>
      <text:p text:style-name="P36"/>
      <text:p text:style-name="P36"/>
      <text:p text:style-name="P36"/>
      <text:p text:style-name="P36"/>
      <text:p text:style-name="P36"><text:soft-page-break/></text:p>
      <text:p text:style-name="P9">Problem <text:span text:style-name="T10">5 </text:span><text:span text:style-name="T7">: </text:span><text:span text:style-name="T10">Resolve Deadlock</text:span></text:p>
      <text:p text:style-name="P27"/>
      <text:p text:style-name="P29">In operating system we have ‘n’ process to schedule and each process require min ‘k’ resources for complete execution. Find out the minimum number of resources that CPU should have to schedule all the process without deadlock.</text:p>
      <text:p text:style-name="P17"/>
      <text:p text:style-name="P17">Input format:</text:p>
      <text:p text:style-name="P17">Enter <text:span text:style-name="T4">the value of </text:span><text:span text:style-name="T9">n &amp; k respectively</text:span></text:p>
      <text:p text:style-name="P17"/>
      <text:p text:style-name="P17">Constraint </text:p>
      <text:p text:style-name="P23"><text:span text:style-name="T6">1</text:span> &lt;= <text:span text:style-name="T9">n,k</text:span> &lt;= <text:span text:style-name="T8">10</text:span></text:p>
      <text:p text:style-name="P17"/>
      <text:p text:style-name="P17">Output format</text:p>
      <text:p text:style-name="P17">Print the <text:span text:style-name="T9">required resources</text:span></text:p>
      <text:p text:style-name="P17"/>
      <text:p text:style-name="P17">Sample Input</text:p>
      <text:p text:style-name="P29">3 4</text:p>
      <text:p text:style-name="P17"/>
      <text:p text:style-name="P17">Sample output</text:p>
      <text:p text:style-name="P29">10</text:p>
      <text:p text:style-name="P17"/>
      <text:p text:style-name="P31">Test Cases: (<text:span text:style-name="T9">3 4 </text:span>: <text:span text:style-name="T7">1</text:span><text:span text:style-name="T9">0</text:span>), (<text:span text:style-name="T10">5 4</text:span><text:span text:style-name="T9"> : </text:span><text:span text:style-name="T10">16</text:span><text:span text:style-name="T3">), </text:span><text:span text:style-name="T10">( 8 3 : 17)</text:span></text:p>
      <text:p text:style-name="P31"/>
      <text:p text:style-name="P32">Solution:</text:p>
      <text:p text:style-name="P32"/>
      <text:p text:style-name="P36">#include &lt;iostream&gt;</text:p>
      <text:p text:style-name="P36">#include&lt;cmath&gt;</text:p>
      <text:p text:style-name="P36"/>
      <text:p text:style-name="P36">using namespace std;</text:p>
      <text:p text:style-name="P36"/>
      <text:p text:style-name="P36">int main()</text:p>
      <text:p text:style-name="P36">{</text:p>
      <text:p text:style-name="P36"><text:s text:c="4"/>int n,k;</text:p>
      <text:p text:style-name="P36"><text:s text:c="4"/>cin&gt;&gt;n&gt;&gt;k;</text:p>
      <text:p text:style-name="P36"><text:s text:c="4"/>cout&lt;&lt;((k-1)*n+1);</text:p>
      <text:p text:style-name="P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PingFang SC', 'Hiragino Sans GB', 'Microsoft YaHei', 'Helvetica Neue', Helvetica, Arial, sans-serif, 'Apple Color Emoji', 'Segoe UI Emoji', 'Segoe UI Symbol'"/>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05:26.135745202</meta:creation-date>
    <dc:date>2021-05-24T18:39:36.329845609</dc:date>
    <meta:editing-duration>PT1H1M41S</meta:editing-duration>
    <meta:editing-cycles>5</meta:editing-cycles>
    <meta:generator>LibreOffice/6.4.7.2$Linux_X86_64 LibreOffice_project/40$Build-2</meta:generator>
    <meta:document-statistic meta:table-count="0" meta:image-count="0" meta:object-count="0" meta:page-count="5" meta:paragraph-count="127" meta:word-count="455" meta:character-count="2742" meta:non-whitespace-character-count="2275"/>
  </office:meta>
</office:document-meta>
</file>